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24.791cm" fo:margin-left="-0.106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3.096cm"/>
    </style:style>
    <style:style style:name="Tabelle1.B" style:family="table-column">
      <style:table-column-properties style:column-width="2.011cm"/>
    </style:style>
    <style:style style:name="Tabelle1.C" style:family="table-column">
      <style:table-column-properties style:column-width="2.09cm"/>
    </style:style>
    <style:style style:name="Tabelle1.D" style:family="table-column">
      <style:table-column-properties style:column-width="1.905cm"/>
    </style:style>
    <style:style style:name="Tabelle1.E" style:family="table-column">
      <style:table-column-properties style:column-width="2.408cm"/>
    </style:style>
    <style:style style:name="Tabelle1.I" style:family="table-column">
      <style:table-column-properties style:column-width="2.196cm"/>
    </style:style>
    <style:style style:name="Tabelle1.J" style:family="table-column">
      <style:table-column-properties style:column-width="5.001cm"/>
    </style:style>
    <style:style style:name="Tabelle1.1" style:family="table-row">
      <style:table-row-properties style:min-row-height="1.799cm" fo:background-color="transparent" fo:keep-together="auto">
        <style:background-image/>
      </style:table-row-properties>
    </style:style>
    <style:style style:name="Tabelle1.A1" style:family="table-cell">
      <style:table-cell-properties style:border-line-width-right="0.005cm 0.005cm 0.005cm" fo:padding="0.049cm" fo:border-left="none" fo:border-right="0.45pt double #000000" fo:border-top="none" fo:border-bottom="0.05pt solid #000000"/>
    </style:style>
    <style:style style:name="Tabelle1.B1" style:family="table-cell">
      <style:table-cell-properties fo:padding="0cm" fo:border-left="1.75pt solid #000000" fo:border-right="none" fo:border-top="none" fo:border-bottom="0.05pt solid #000000"/>
    </style:style>
    <style:style style:name="Tabelle1.C1" style:family="table-cell">
      <style:table-cell-properties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2" style:family="table-row">
      <style:table-row-properties style:min-row-height="1.402cm" fo:background-color="transparent" fo:keep-together="auto">
        <style:background-image/>
      </style:table-row-properties>
    </style:style>
    <style:style style:name="Tabelle1.A2" style:family="table-cell">
      <style:table-cell-properties fo:background-color="transparent" fo:padding="0cm" fo:border-left="none" fo:border-right="none" fo:border-top="1.75pt solid #000000" fo:border-bottom="0.05pt solid #000000">
        <style:background-image/>
      </style:table-cell-properties>
    </style:style>
    <style:style style:name="Tabelle1.B2" style:family="table-cell">
      <style:table-cell-properties fo:background-color="transparent" fo:padding="0cm" fo:border-left="1.75pt solid #000000" fo:border-right="none" fo:border-top="1.75pt solid #000000" fo:border-bottom="0.05pt solid #000000">
        <style:background-image/>
      </style:table-cell-properties>
    </style:style>
    <style:style style:name="Tabelle1.C2" style:family="table-cell">
      <style:table-cell-properties fo:background-color="transparent" fo:padding="0cm" fo:border-left="0.05pt solid #000000" fo:border-right="none" fo:border-top="1.75pt solid #000000" fo:border-bottom="0.05pt solid #000000">
        <style:background-image/>
      </style:table-cell-properties>
    </style:style>
    <style:style style:name="Tabelle1.F2" style:family="table-cell">
      <style:table-cell-properties style:vertical-align="" fo:background-color="transparent" fo:padding="0cm" fo:border-left="0.05pt solid #000000" fo:border-right="none" fo:border-top="1.75pt solid #000000" fo:border-bottom="0.05pt solid #000000" style:writing-mode="page">
        <style:background-image/>
      </style:table-cell-properties>
    </style:style>
    <style:style style:name="Tabelle1.3" style:family="table-row">
      <style:table-row-properties style:min-row-height="1.439cm" fo:background-color="transparent" fo:keep-together="auto">
        <style:background-image/>
      </style:table-row-properties>
    </style:style>
    <style:style style:name="Tabelle1.A3" style:family="table-cell">
      <style:table-cell-properties fo:background-color="transparent" style:border-line-width-right="0.005cm 0.005cm 0.005cm" fo:padding="0.049cm" fo:border-left="none" fo:border-right="0.45pt double #000000" fo:border-top="none" fo:border-bottom="0.05pt solid #000000">
        <style:background-image/>
      </style:table-cell-properties>
    </style:style>
    <style:style style:name="Tabelle1.B3" style:family="table-cell">
      <style:table-cell-properties fo:background-color="transparent" fo:padding="0cm" fo:border-left="1.75pt solid #000000" fo:border-right="none" fo:border-top="none" fo:border-bottom="0.05pt solid #000000">
        <style:background-image/>
      </style:table-cell-properties>
    </style:style>
    <style:style style:name="Tabelle1.C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D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E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F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G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H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I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J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4" style:family="table-row">
      <style:table-row-properties style:min-row-height="1.471cm" fo:background-color="transparent" fo:keep-together="auto">
        <style:background-image/>
      </style:table-row-properties>
    </style:style>
    <style:style style:name="Tabelle1.A4" style:family="table-cell">
      <style:table-cell-properties fo:background-color="transparent" style:border-line-width-right="0.005cm 0.005cm 0.005cm" fo:padding="0.049cm" fo:border-left="none" fo:border-right="0.45pt double #000000" fo:border-top="none" fo:border-bottom="0.05pt solid #000000">
        <style:background-image/>
      </style:table-cell-properties>
    </style:style>
    <style:style style:name="Tabelle1.B4" style:family="table-cell">
      <style:table-cell-properties fo:background-color="transparent" fo:padding="0cm" fo:border-left="1.75pt solid #000000" fo:border-right="none" fo:border-top="none" fo:border-bottom="0.05pt solid #000000">
        <style:background-image/>
      </style:table-cell-properties>
    </style:style>
    <style:style style:name="Tabelle1.C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D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E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F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G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H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I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J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5" style:family="table-row">
      <style:table-row-properties style:min-row-height="1.505cm" fo:background-color="transparent" fo:keep-together="auto">
        <style:background-image/>
      </style:table-row-properties>
    </style:style>
    <style:style style:name="Tabelle1.C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D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E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F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G5" style:family="table-cell">
      <style:table-cell-properties style:vertical-align="" fo:background-color="transparent" fo:padding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1.H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I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J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A6" style:family="table-cell">
      <style:table-cell-properties style:border-line-width-right="0.005cm 0.005cm 0.005cm" fo:padding="0.049cm" fo:border-left="none" fo:border-right="0.45pt double #000000" fo:border-top="none" fo:border-bottom="none"/>
    </style:style>
    <style:style style:name="Tabelle1.B6" style:family="table-cell">
      <style:table-cell-properties fo:padding="0cm" fo:border-left="1.75pt solid #000000" fo:border-right="none" fo:border-top="none" fo:border-bottom="none"/>
    </style:style>
    <style:style style:name="Tabelle1.C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D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E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F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G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H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I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J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A7" style:family="table-cell">
      <style:table-cell-properties style:border-line-width-right="0.005cm 0.005cm 0.005cm" fo:padding="0.049cm" fo:border-left="none" fo:border-right="0.45pt double #000000" fo:border-top="none" fo:border-bottom="none"/>
    </style:style>
    <style:style style:name="Tabelle1.B7" style:family="table-cell">
      <style:table-cell-properties fo:padding="0cm" fo:border-left="1.75pt solid #000000" fo:border-right="none" fo:border-top="none" fo:border-bottom="none"/>
    </style:style>
    <style:style style:name="Tabelle1.C7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D7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E7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F7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G7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H7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I7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J7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paragraph-rsid="002bc534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paragraph-rsid="002dbd20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230dc2" style:font-size-asian="12pt" style:font-size-complex="12pt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e95da" officeooo:paragraph-rsid="00230dc2" style:font-size-asian="12pt" style:font-size-complex="12pt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a5300" officeooo:paragraph-rsid="00230dc2" style:font-size-asian="12pt" style:font-size-complex="12p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bcbcb" officeooo:paragraph-rsid="000bcbcb" fo:background-color="transparent" style:font-size-asian="12pt" style:font-size-complex="12pt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bcbcb" officeooo:paragraph-rsid="000d7c0d" fo:background-color="transparent" style:font-size-asian="12pt" style:font-size-complex="12pt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9f7bf" officeooo:paragraph-rsid="0009f7bf" fo:background-color="transparent" style:font-size-asian="12pt" style:font-size-complex="12p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8fba2" officeooo:paragraph-rsid="0018fba2" fo:background-color="transparent" style:font-size-asian="12pt" style:font-size-complex="12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60df6" officeooo:paragraph-rsid="00060df6" fo:background-color="transparent" style:font-size-asian="12pt" style:font-size-complex="12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60df6" officeooo:paragraph-rsid="00298cbd" fo:background-color="transparent" style:font-size-asian="12pt" style:font-size-complex="12pt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060df6" fo:background-color="transparent" style:font-size-asian="12pt" style:font-size-complex="12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35855a" officeooo:paragraph-rsid="0035855a" fo:background-color="transparent" style:font-size-asian="12pt" style:font-size-complex="12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3c037c" officeooo:paragraph-rsid="003c037c" fo:background-color="transparent" style:font-size-asian="12pt" style:font-size-complex="12p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0bcbcb" officeooo:paragraph-rsid="000bcbc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0bcbcb" officeooo:paragraph-rsid="000d7c0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37d5d7" officeooo:paragraph-rsid="0009f7b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18fba2" officeooo:paragraph-rsid="000bcbc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officeooo:rsid="00230dc2" officeooo:paragraph-rsid="00230dc2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officeooo:rsid="0009f7bf" officeooo:paragraph-rsid="0009f7bf" fo:background-color="transparen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officeooo:rsid="0018fba2" officeooo:paragraph-rsid="0018fba2" fo:background-color="transparen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bcbcb" fo:background-color="transparen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d7c0d" fo:background-color="transparen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fo:background-color="transparen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officeooo:paragraph-rsid="00256f92" fo:background-color="transparen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officeooo:paragraph-rsid="002fed0f" fo:background-color="transparent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fo:background-color="transparent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officeooo:paragraph-rsid="002dbd20" fo:background-color="transparen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officeooo:rsid="00256f92" officeooo:paragraph-rsid="00256f92" fo:background-color="transparen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officeooo:rsid="00370c4f" officeooo:paragraph-rsid="00370c4f" fo:background-color="transparen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fo:font-size="11pt" fo:font-weight="normal" officeooo:rsid="002dbd20" officeooo:paragraph-rsid="002dbd20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fo:font-size="10pt" fo:font-style="italic" fo:font-weight="normal" officeooo:rsid="0037d5d7" officeooo:paragraph-rsid="0037d5d7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fo:font-size="10pt" fo:font-style="italic" fo:font-weight="normal" officeooo:rsid="000d7c0d" officeooo:paragraph-rsid="000d7c0d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fo:font-size="10pt" fo:font-style="italic" fo:font-weight="normal" officeooo:rsid="000bcbcb" officeooo:paragraph-rsid="000bcbcb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fo:font-size="10pt" officeooo:rsid="00060df6" officeooo:paragraph-rsid="002dbd20" fo:background-color="transparent" style:font-size-asian="10pt" style:font-size-complex="10pt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fo:font-size="10pt" officeooo:rsid="0015bb57" officeooo:paragraph-rsid="002dbd20" style:font-size-asian="10pt" style:font-size-complex="10pt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officeooo:rsid="004234d9" officeooo:paragraph-rsid="004234d9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officeooo:rsid="00426293" officeooo:paragraph-rsid="00426293"/>
    </style:style>
    <style:style style:name="P43" style:family="paragraph" style:parent-style-name="Standard">
      <style:paragraph-properties fo:text-align="center" style:justify-single-word="false"/>
      <style:text-properties officeooo:rsid="00426293" officeooo:paragraph-rsid="00426293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officeooo:rsid="00451917" officeooo:paragraph-rsid="00451917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officeooo:rsid="00487cc3" officeooo:paragraph-rsid="00487cc3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officeooo:rsid="001f1798" officeooo:paragraph-rsid="004c691b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officeooo:rsid="004b3165" officeooo:paragraph-rsid="004b3165"/>
    </style:style>
    <style:style style:name="P48" style:family="paragraph" style:parent-style-name="Standard">
      <style:paragraph-properties fo:text-align="center" style:justify-single-word="false"/>
      <style:text-properties officeooo:rsid="004c691b" officeooo:paragraph-rsid="004c691b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officeooo:rsid="004c691b" officeooo:paragraph-rsid="004c691b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officeooo:rsid="0048e5f2" officeooo:paragraph-rsid="004c691b"/>
    </style:style>
    <style:style style:name="P51" style:family="paragraph" style:parent-style-name="Standard">
      <style:paragraph-properties fo:text-align="center" style:justify-single-word="false"/>
      <style:text-properties officeooo:rsid="004de67a" officeooo:paragraph-rsid="004de67a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officeooo:rsid="004fcf60" officeooo:paragraph-rsid="004fcf60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officeooo:rsid="005017fb" officeooo:paragraph-rsid="005017fb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officeooo:rsid="00510ae1" officeooo:paragraph-rsid="00510ae1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bcbcb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bcbcb"/>
    </style:style>
    <style:style style:name="T5" style:family="text">
      <style:text-properties style:text-position="0% 100%" officeooo:rsid="000d7c0d"/>
    </style:style>
    <style:style style:name="T6" style:family="text">
      <style:text-properties officeooo:rsid="000d7c0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2bc534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02dbd20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037d5d7" style:font-size-asian="11pt" style:font-weight-asian="normal" style:font-size-complex="11pt" style:font-weight-complex="normal"/>
    </style:style>
    <style:style style:name="T11" style:family="text">
      <style:text-properties officeooo:rsid="00256f92"/>
    </style:style>
    <style:style style:name="T12" style:family="text">
      <style:text-properties officeooo:rsid="00264659"/>
    </style:style>
    <style:style style:name="T13" style:family="text">
      <style:text-properties officeooo:rsid="002bc534"/>
    </style:style>
    <style:style style:name="T14" style:family="text">
      <style:text-properties officeooo:rsid="002dbd20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dbd20" fo:background-color="transparent" loext:char-shading-value="0"/>
    </style:style>
    <style:style style:name="T17" style:family="text">
      <style:text-properties officeooo:rsid="002f8c7c"/>
    </style:style>
    <style:style style:name="T18" style:family="text">
      <style:text-properties officeooo:rsid="002fed0f"/>
    </style:style>
    <style:style style:name="T19" style:family="text">
      <style:text-properties officeooo:rsid="00370c4f"/>
    </style:style>
    <style:style style:name="T20" style:family="text">
      <style:text-properties officeooo:rsid="0037d5d7"/>
    </style:style>
    <style:style style:name="T21" style:family="text">
      <style:text-properties officeooo:rsid="0039bc53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2dbd20" style:font-size-asian="10pt" style:font-size-complex="10pt"/>
    </style:style>
    <style:style style:name="T24" style:family="text">
      <style:text-properties fo:font-size="10pt" officeooo:rsid="00256f92" style:font-size-asian="10pt" style:font-size-complex="10pt"/>
    </style:style>
    <style:style style:name="T25" style:family="text">
      <style:text-properties fo:font-size="10pt" officeooo:rsid="00370c4f" style:font-size-asian="10pt" style:font-size-complex="10pt"/>
    </style:style>
    <style:style style:name="T26" style:family="text">
      <style:text-properties officeooo:rsid="003c037c"/>
    </style:style>
    <style:style style:name="T27" style:family="text">
      <style:text-properties officeooo:rsid="003c6888"/>
    </style:style>
    <style:style style:name="T28" style:family="text">
      <style:text-properties officeooo:rsid="00414d2b"/>
    </style:style>
    <style:style style:name="T29" style:family="text">
      <style:text-properties officeooo:rsid="00426293"/>
    </style:style>
    <style:style style:name="T30" style:family="text">
      <style:text-properties officeooo:rsid="00451917"/>
    </style:style>
    <style:style style:name="T31" style:family="text">
      <style:text-properties officeooo:rsid="00487c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C" table:number-columns-repeated="2"/>
        <table:table-column table:style-name="Tabelle1.D"/>
        <table:table-column table:style-name="Tabelle1.I"/>
        <table:table-column table:style-name="Tabelle1.J"/>
        <table:table-row table:style-name="Tabelle1.1">
          <table:table-cell table:style-name="Tabelle1.A1" office:value-type="string">
            <text:p text:style-name="P6">Method</text:p>
          </table:table-cell>
          <table:table-cell table:style-name="Tabelle1.B1" office:value-type="string">
            <text:p text:style-name="P3"><text:span text:style-name="T13">Class </text:span>1<text:line-break/><text:span text:style-name="T7">Normal</text:span></text:p>
          </table:table-cell>
          <table:table-cell table:style-name="Tabelle1.C1" office:value-type="string">
            <text:p text:style-name="P4"><text:span text:style-name="T13">Class </text:span><text:s/>2<text:line-break/><text:span text:style-name="T8">To</text:span><text:span text:style-name="T10">o high</text:span></text:p>
          </table:table-cell>
          <table:table-cell table:style-name="Tabelle1.C1" office:value-type="string">
            <text:p text:style-name="P4"><text:span text:style-name="T13">Class </text:span><text:s/>4<text:line-break/><text:span text:style-name="T8">To</text:span><text:span text:style-name="T10">o</text:span><text:span text:style-name="T8"> small</text:span></text:p>
          </table:table-cell>
          <table:table-cell table:style-name="Tabelle1.C1" office:value-type="string">
            <text:p text:style-name="P4"><text:span text:style-name="T13">Class </text:span><text:s/>6<text:line-break/><text:span text:style-name="T9">bolus correction</text:span></text:p>
          </table:table-cell>
          <table:table-cell table:style-name="Tabelle1.C1" office:value-type="string">
            <text:p text:style-name="P5"><text:span text:style-name="T13">Class </text:span><text:s/>5<text:line-break/><text:span text:style-name="T9">residue </text:span></text:p>
            <text:p text:style-name="P35">class</text:p>
          </table:table-cell>
          <table:table-cell table:style-name="Tabelle1.C1" office:value-type="string">
            <text:p text:style-name="P21">Discovered curves</text:p>
          </table:table-cell>
          <table:table-cell table:style-name="Tabelle1.C1" office:value-type="string">
            <text:p text:style-name="P22">Time series</text:p>
            <text:p text:style-name="P37"><text:span text:style-name="T20">(</text:span>M<text:span text:style-name="T13">xTS)</text:span></text:p>
          </table:table-cell>
          <table:table-cell table:style-name="Tabelle1.C1" office:value-type="string">
            <text:p text:style-name="P19"><text:span text:style-name="T20">T</text:span>rainings-samples</text:p>
            <text:p text:style-name="P38"><text:span text:style-name="T20">(</text:span>N<text:span text:style-name="T20">)</text:span></text:p>
          </table:table-cell>
          <table:table-cell table:style-name="Tabelle1.C1" office:value-type="string">
            <text:p text:style-name="P20">Duration and </text:p>
            <text:p text:style-name="P19">Compexity <text:span text:style-name="T6">O(N)</text:span></text:p>
            <text:p text:style-name="P36">(TS = 20)</text:p>
          </table:table-cell>
        </table:table-row>
        <table:table-row table:style-name="Tabelle1.2">
          <table:table-cell table:style-name="Tabelle1.A2" office:value-type="string">
            <text:p text:style-name="P31">VBDTW<text:line-break/><text:span text:style-name="T22">(</text:span><text:span text:style-name="T23">threshold</text:span><text:span text:style-name="T22"> &gt; </text:span><text:span text:style-name="T24">58)</text:span></text:p>
          </table:table-cell>
          <table:table-cell table:style-name="Tabelle1.B2" office:value-type="string">
            <text:p text:style-name="P29"><text:span text:style-name="T18">61</text:span><text:line-break/>~ 16,9 %</text:p>
          </table:table-cell>
          <table:table-cell table:style-name="Tabelle1.C2" office:value-type="string">
            <text:p text:style-name="P29"><text:span text:style-name="T11">10</text:span><text:line-break/>~ 2,77 %</text:p>
          </table:table-cell>
          <table:table-cell table:style-name="Tabelle1.C2" office:value-type="string">
            <text:p text:style-name="P30">59</text:p>
            <text:p text:style-name="P30"><text:s/>~16,34 %</text:p>
          </table:table-cell>
          <table:table-cell table:style-name="Tabelle1.C2" office:value-type="string">
            <text:p text:style-name="P30"><text:span text:style-name="T11">5</text:span>0</text:p>
            <text:p text:style-name="P30">~ 13,85 %</text:p>
          </table:table-cell>
          <table:table-cell table:style-name="Tabelle1.F2" office:value-type="string">
            <text:p text:style-name="P30">181</text:p>
            <text:p text:style-name="P30">~ 50,14 %</text:p>
          </table:table-cell>
          <table:table-cell table:style-name="Tabelle1.C2" office:value-type="string">
            <text:p text:style-name="P33">361</text:p>
          </table:table-cell>
          <table:table-cell table:style-name="Tabelle1.C2" office:value-type="string">
            <text:p text:style-name="P25">9716</text:p>
          </table:table-cell>
          <table:table-cell table:style-name="Tabelle1.C2" office:value-type="string">
            <text:p text:style-name="P26">400</text:p>
          </table:table-cell>
          <table:table-cell table:style-name="Tabelle1.C2" office:value-type="string">
            <text:p text:style-name="P24">1,5 h</text:p>
            <text:p text:style-name="P26">O(NxMxT<text:span text:style-name="T6">S</text:span><text:span text:style-name="T1">2</text:span><text:span text:style-name="T3">) </text:span></text:p>
          </table:table-cell>
        </table:table-row>
        <table:table-row table:style-name="Tabelle1.3">
          <table:table-cell table:style-name="Tabelle1.A3" office:value-type="string">
            <text:p text:style-name="P32">DDTW<text:line-break/><text:span text:style-name="T22">(</text:span><text:span text:style-name="T23">threshold</text:span><text:span text:style-name="T22"> <text:s/>&gt; </text:span><text:span text:style-name="T25">21</text:span><text:span text:style-name="T22">)</text:span></text:p>
          </table:table-cell>
          <table:table-cell table:style-name="Tabelle1.B3" office:value-type="string">
            <text:p text:style-name="P28"><text:span text:style-name="T19">116</text:span><text:line-break/>~ <text:span text:style-name="T27">29,44</text:span> %</text:p>
          </table:table-cell>
          <table:table-cell table:style-name="Tabelle1.C3" office:value-type="string">
            <text:p text:style-name="P28"><text:span text:style-name="T12">0</text:span><text:line-break/><text:span text:style-name="T12">0</text:span>%</text:p>
          </table:table-cell>
          <table:table-cell table:style-name="Tabelle1.D3" office:value-type="string">
            <text:p text:style-name="P28"><text:span text:style-name="T19">44</text:span><text:line-break/>~<text:span text:style-name="T17"> 11,17 </text:span>%</text:p>
          </table:table-cell>
          <table:table-cell table:style-name="Tabelle1.E3" office:value-type="string">
            <text:p text:style-name="P28"><text:span text:style-name="T19">48</text:span><text:line-break/>~ <text:span text:style-name="T27">12,18 </text:span>%</text:p>
          </table:table-cell>
          <table:table-cell table:style-name="Tabelle1.F3" office:value-type="string">
            <text:p text:style-name="P28"><text:span text:style-name="T19">186</text:span><text:line-break/>~ <text:span text:style-name="T27">47,1</text:span>%</text:p>
          </table:table-cell>
          <table:table-cell table:style-name="Tabelle1.G3" office:value-type="string">
            <text:p text:style-name="P34">394</text:p>
          </table:table-cell>
          <table:table-cell table:style-name="Tabelle1.H3" office:value-type="string">
            <text:p text:style-name="P25">9716</text:p>
          </table:table-cell>
          <table:table-cell table:style-name="Tabelle1.I3" office:value-type="string">
            <text:p text:style-name="P26">400</text:p>
          </table:table-cell>
          <table:table-cell table:style-name="Tabelle1.J3" office:value-type="string">
            <text:p text:style-name="P24">1,5 h</text:p>
            <text:p text:style-name="P27">O(NxMxT<text:span text:style-name="T6">S</text:span><text:span text:style-name="T1">2</text:span><text:span text:style-name="T3">) </text:span></text:p>
          </table:table-cell>
        </table:table-row>
        <table:table-row table:style-name="Tabelle1.4">
          <table:table-cell table:style-name="Tabelle1.A4" office:value-type="string">
            <text:p text:style-name="P16">FBDTW</text:p>
            <text:p text:style-name="P39">(<text:span text:style-name="T14">threshold</text:span> <text:s/>&gt; 3<text:span text:style-name="T26">2</text:span>)</text:p>
          </table:table-cell>
          <table:table-cell table:style-name="Tabelle1.B4" office:value-type="string">
            <text:p text:style-name="P17">1<text:span text:style-name="T26">01</text:span></text:p>
            <text:p text:style-name="P14">~ <text:span text:style-name="T26">29,36</text:span> %</text:p>
          </table:table-cell>
          <table:table-cell table:style-name="Tabelle1.C4" office:value-type="string">
            <text:p text:style-name="P15">0</text:p>
            <text:p text:style-name="P15"><text:s/><text:span text:style-name="T26">0 </text:span>%</text:p>
          </table:table-cell>
          <table:table-cell table:style-name="Tabelle1.D4" office:value-type="string">
            <text:p text:style-name="P18">23</text:p>
            <text:p text:style-name="P14">~ <text:span text:style-name="T26">6,7 </text:span>%</text:p>
          </table:table-cell>
          <table:table-cell table:style-name="Tabelle1.E4" office:value-type="string">
            <text:p text:style-name="P18">48</text:p>
            <text:p text:style-name="P14">~ <text:span text:style-name="T26">13,95 </text:span>%</text:p>
          </table:table-cell>
          <table:table-cell table:style-name="Tabelle1.F4" office:value-type="string">
            <text:p text:style-name="P18">172</text:p>
            <text:p text:style-name="P14">~ <text:s/><text:span text:style-name="T26">50 </text:span>%</text:p>
          </table:table-cell>
          <table:table-cell table:style-name="Tabelle1.G4" office:value-type="string">
            <text:p text:style-name="P18">344</text:p>
          </table:table-cell>
          <table:table-cell table:style-name="Tabelle1.H4" office:value-type="string">
            <text:p text:style-name="P13">9716</text:p>
          </table:table-cell>
          <table:table-cell table:style-name="Tabelle1.I4" office:value-type="string">
            <text:p text:style-name="P10">400</text:p>
          </table:table-cell>
          <table:table-cell table:style-name="Tabelle1.J4" office:value-type="string">
            <text:p text:style-name="P12">4h</text:p>
            <text:p text:style-name="P11">O(NxMxT<text:span text:style-name="T6">S</text:span><text:span text:style-name="T1">2</text:span><text:span text:style-name="T3">) </text:span></text:p>
          </table:table-cell>
        </table:table-row>
        <table:table-row table:style-name="Tabelle1.5">
          <table:table-cell table:style-name="Tabelle1.A1" office:value-type="string">
            <text:p text:style-name="P7">AFBDTW</text:p>
            <text:p text:style-name="P40">(<text:span text:style-name="T14">t</text:span><text:span text:style-name="T16">hreshold</text:span><text:span text:style-name="T15"> <text:s/></text:span>&gt; <text:span text:style-name="T28">24</text:span>)</text:p>
          </table:table-cell>
          <table:table-cell table:style-name="Tabelle1.B1" office:value-type="string">
            <text:p text:style-name="P45">184</text:p>
            <text:p text:style-name="P23">~ <text:span text:style-name="T29">28,48 </text:span>%</text:p>
          </table:table-cell>
          <table:table-cell table:style-name="Tabelle1.C5" office:value-type="string">
            <text:p text:style-name="P45">1</text:p>
            <text:p text:style-name="P23"><text:s/><text:span text:style-name="T29">0,15</text:span> %</text:p>
          </table:table-cell>
          <table:table-cell table:style-name="Tabelle1.D5" office:value-type="string">
            <text:p text:style-name="P45">76</text:p>
            <text:p text:style-name="P23">~ <text:span text:style-name="T29">11,76 </text:span>%</text:p>
          </table:table-cell>
          <table:table-cell table:style-name="Tabelle1.E5" office:value-type="string">
            <text:p text:style-name="P45">78</text:p>
            <text:p text:style-name="P23">~ <text:span text:style-name="T29">12,07</text:span>%</text:p>
          </table:table-cell>
          <table:table-cell table:style-name="Tabelle1.F5" office:value-type="string">
            <text:p text:style-name="P42">3<text:span text:style-name="T31">07</text:span></text:p>
            <text:p text:style-name="P23"><text:span text:style-name="T14">~ </text:span><text:s/><text:span text:style-name="T29">47,52 </text:span>%</text:p>
          </table:table-cell>
          <table:table-cell table:style-name="Tabelle1.G5" office:value-type="string">
            <text:p text:style-name="P45">646</text:p>
            <text:p text:style-name="P45"/>
          </table:table-cell>
          <table:table-cell table:style-name="Tabelle1.H5" office:value-type="string">
            <text:p text:style-name="P1">9716</text:p>
          </table:table-cell>
          <table:table-cell table:style-name="Tabelle1.I5" office:value-type="string">
            <text:p text:style-name="P23">400</text:p>
          </table:table-cell>
          <table:table-cell table:style-name="Tabelle1.J5" office:value-type="string">
            <text:p text:style-name="P9"><text:span text:style-name="T21">5</text:span> h</text:p>
            <text:p text:style-name="P8">O(N<text:span text:style-name="T1">2</text:span><text:span text:style-name="T3">xM</text:span><text:span text:style-name="T1">2</text:span><text:span text:style-name="T3">) + </text:span><text:span text:style-name="T4">O(NxMxT</text:span><text:span text:style-name="T5">S</text:span><text:span text:style-name="T2">2</text:span><text:span text:style-name="T4">) </text:span></text:p>
          </table:table-cell>
        </table:table-row>
        <table:table-row table:style-name="Tabelle1.5">
          <table:table-cell table:style-name="Tabelle1.A6" office:value-type="string">
            <text:p text:style-name="P46">CNN</text:p>
            <text:p text:style-name="P50">361</text:p>
          </table:table-cell>
          <table:table-cell table:style-name="Tabelle1.B6" office:value-type="string">
            <text:p text:style-name="P44">166</text:p>
            <text:p text:style-name="P42">~ <text:span text:style-name="T30">21,34</text:span> %</text:p>
          </table:table-cell>
          <table:table-cell table:style-name="Tabelle1.C6" office:value-type="string">
            <text:p text:style-name="P44">67</text:p>
            <text:p text:style-name="P42">~ <text:span text:style-name="T30">8,61</text:span>%</text:p>
          </table:table-cell>
          <table:table-cell table:style-name="Tabelle1.D6" office:value-type="string">
            <text:p text:style-name="P44">274</text:p>
            <text:p text:style-name="P42">~<text:span text:style-name="T30">35,22</text:span> %</text:p>
          </table:table-cell>
          <table:table-cell table:style-name="Tabelle1.E6" office:value-type="string">
            <text:p text:style-name="P41">2<text:span text:style-name="T29">71</text:span></text:p>
            <text:p text:style-name="P42">~<text:span text:style-name="T30">34,83</text:span> %</text:p>
          </table:table-cell>
          <table:table-cell table:style-name="Tabelle1.F6" office:value-type="string">
            <text:p text:style-name="P2">_</text:p>
          </table:table-cell>
          <table:table-cell table:style-name="Tabelle1.G6" office:value-type="string">
            <text:p text:style-name="P44">778</text:p>
            <text:p text:style-name="P42"/>
          </table:table-cell>
          <table:table-cell table:style-name="Tabelle1.H6" office:value-type="string">
            <text:p text:style-name="P43">9716</text:p>
          </table:table-cell>
          <table:table-cell table:style-name="Tabelle1.I6" office:value-type="string">
            <text:p text:style-name="P42">800</text:p>
          </table:table-cell>
          <table:table-cell table:style-name="Tabelle1.J6" office:value-type="string">
            <text:p text:style-name="P42">1min</text:p>
          </table:table-cell>
        </table:table-row>
        <table:table-row table:style-name="Tabelle1.5">
          <table:table-cell table:style-name="Tabelle1.A7" office:value-type="string">
            <text:p text:style-name="P49">CNN</text:p>
            <text:p text:style-name="P49">Threshold &gt;5</text:p>
          </table:table-cell>
          <table:table-cell table:style-name="Tabelle1.B7" office:value-type="string">
            <text:p text:style-name="P44"/>
          </table:table-cell>
          <table:table-cell table:style-name="Tabelle1.C7" office:value-type="string">
            <text:p text:style-name="P44"/>
          </table:table-cell>
          <table:table-cell table:style-name="Tabelle1.D7" office:value-type="string">
            <text:p text:style-name="P52">[40, 18, 54, 178, 70]</text:p>
            <text:p text:style-name="P52">360</text:p>
            <text:p text:style-name="Standard">VB</text:p>
          </table:table-cell>
          <table:table-cell table:style-name="Tabelle1.E7" office:value-type="string">
            <text:p text:style-name="P54">[60, 98, 84, 264, 47]</text:p>
            <text:p text:style-name="P54">553</text:p>
            <text:p text:style-name="Standard">D</text:p>
          </table:table-cell>
          <table:table-cell table:style-name="Tabelle1.F7" office:value-type="string">
            <text:p text:style-name="P47"/>
          </table:table-cell>
          <table:table-cell table:style-name="Tabelle1.G7" office:value-type="string">
            <text:p text:style-name="P48">[280, 157, 278, 261, 220]</text:p>
            <text:p text:style-name="P48">1196</text:p>
          </table:table-cell>
          <table:table-cell table:style-name="Tabelle1.H7" office:value-type="string">
            <text:p text:style-name="P51">[96, 21, 55, 232, 72]</text:p>
            <text:p text:style-name="P51">476</text:p>
            <text:p text:style-name="P51">FB</text:p>
          </table:table-cell>
          <table:table-cell table:style-name="Tabelle1.I7" office:value-type="string">
            <text:p text:style-name="P53">[95, 19, 58, 235, 75]</text:p>
            <text:p text:style-name="P53">482</text:p>
            <text:p text:style-name="P53">Afb</text:p>
          </table:table-cell>
          <table:table-cell table:style-name="Tabelle1.J7" office:value-type="string">
            <text:p text:style-name="P4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0:51:11.329139517</meta:creation-date>
    <dc:date>2018-04-04T22:24:46.348776512</dc:date>
    <meta:editing-duration>P1DT21H11M46S</meta:editing-duration>
    <meta:editing-cycles>28</meta:editing-cycles>
    <meta:generator>LibreOffice/5.1.6.2$Linux_X86_64 LibreOffice_project/10m0$Build-2</meta:generator>
    <meta:document-statistic meta:table-count="1" meta:image-count="0" meta:object-count="0" meta:page-count="1" meta:paragraph-count="105" meta:word-count="205" meta:character-count="812" meta:non-whitespace-character-count="694"/>
  </office:meta>
</office:document-meta>
</file>